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indent="0.4916in"/>
      <style:text-properties fo:font-weight="bold" style:font-weight-asian="bold" style:font-weight-complex="bold" fo:language="de" fo:country="DE"/>
    </style:style>
    <style:style style:name="P2" style:parent-style-name="Standard" style:family="paragraph">
      <style:paragraph-properties fo:margin-left="0.9812in">
        <style:tab-stops/>
      </style:paragraph-properties>
    </style:style>
    <style:style style:name="T3" style:parent-style-name="Absatz-Standardschriftart" style:family="text">
      <style:text-properties fo:language="de" fo:country="DE"/>
    </style:style>
    <style:style style:name="T4" style:parent-style-name="Absatz-Standardschriftart" style:family="text">
      <style:text-properties fo:language="de" fo:country="DE"/>
    </style:style>
  </office:automatic-styles>
  <office:body>
    <office:text text:use-soft-page-breaks="true">
      <text:p text:style-name="P1">2.<text:s/><text:s/>Wochenresümee</text:p>
      <text:p text:style-name="P2"><text:span text:style-name="T3">Diese Woche ist die Implementierung aller Figuren und deren individuelle Bewegungen fertiggestellt worden. Außerdem wurde das Image für das Startfenster hinzugefügt.<text:s/></text:span><text:span text:style-name="T4">Gravierende Probleme sind diese Woche auch nicht aufgetreten. Für nächste Woche ist geplant die Server Client Verbindung und Sonderregeln zu implementier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ritz</meta:initial-creator>
    <dc:creator>Moritz</dc:creator>
    <meta:creation-date>2022-01-24T06:58:00Z</meta:creation-date>
    <dc:date>2022-01-24T07:07:00Z</dc:date>
    <meta:template xlink:href="Normal" xlink:type="simple"/>
    <meta:editing-cycles>1</meta:editing-cycles>
    <meta:editing-duration>PT0S</meta:editing-duration>
    <meta:document-statistic meta:page-count="1" meta:paragraph-count="1" meta:word-count="46" meta:character-count="340" meta:row-count="2" meta:non-whitespace-character-count="295"/>
  </office:meta>
</office:document-meta>
</file>